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9ea"/>
    </style:style>
    <style:style style:name="P2" style:family="paragraph" style:parent-style-name="Standard">
      <style:text-properties officeooo:rsid="001799ea" officeooo:paragraph-rsid="00179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21/09/24</text:p>
      <text:p text:style-name="Standard">Mise en place du groupe, organisation des taches.</text:p>
      <text:p text:style-name="Standard"/>
      <text:p text:style-name="Standard">30/09/2021</text:p>
      <text:p text:style-name="Standard">Finalisation des simulations pour le contrôle MOSFET (PWL) par Paul.</text:p>
      <text:p text:style-name="Standard"/>
      <text:p text:style-name="P1">10/10/21</text:p>
      <text:p text:style-name="P2">Début interface Tkinter sous python</text:p>
      <text:p text:style-name="Standard"/>
      <text:p text:style-name="Standard">11/10/21</text:p>
      <text:p text:style-name="Standard">Tests serial en stm32 avec les cartes f103C8 et nucléo f073. C'est ok ça marche</text:p>
      <text:p text:style-name="Standard">J'ai installé Linux sur mon ps et flashé une image de rasbian pour le raseberie pi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2T16:07:34.188000000</dc:date>
    <meta:editing-duration>PT1M21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9" meta:word-count="58" meta:character-count="350" meta:non-whitespace-character-count="301"/>
  </office:meta>
</office:document-meta>
</file>